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dent.setAddr( 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dent.get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Addr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15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acher.getStuden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d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AddrDetail( String address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acher.setStudentList( List &lt; Student &gt; student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15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d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